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18cm" table:align="left" style:writing-mode="lr-tb"/>
    </style:style>
    <style:style style:name="Tabella1.A" style:family="table-column">
      <style:table-column-properties style:column-width="3.538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8.304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2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3" style:family="paragraph" style:parent-style-name="Header">
      <style:text-properties style:font-name="Times New Roman"/>
    </style:style>
    <style:style style:name="P4" style:family="paragraph" style:parent-style-name="Footer">
      <style:text-properties fo:font-size="10pt" style:font-size-asian="10pt" style:font-size-complex="10pt"/>
    </style:style>
    <style:style style:name="P5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style:font-name="Times New Roman"/>
    </style:style>
    <style:style style:name="P7" style:family="paragraph" style:parent-style-name="Contents_20_Heading">
      <style:paragraph-properties fo:break-before="pag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9pt" style:font-size-asian="9pt" style:font-name-complex="Arial" style:font-size-complex="9pt"/>
    </style:style>
    <style:style style:name="T6" style:family="text">
      <style:text-properties style:font-name="Times New Roman" fo:font-size="9pt" style:font-name-asian="Arial" style:font-size-asian="9pt" style:font-name-complex="Arial" style:font-size-complex="9pt"/>
    </style:style>
    <style:style style:name="T7" style:family="text">
      <style:text-properties fo:font-size="26pt" style:font-size-asian="26pt" style:font-name-complex="Arial" style:font-size-complex="26pt"/>
    </style:style>
    <style:style style:name="T8" style:family="text">
      <style:text-properties fo:font-size="26pt" style:font-name-asian="Arial" style:font-size-asian="26pt" style:font-name-complex="Arial" style:font-size-complex="26pt"/>
    </style:style>
    <style:style style:name="T9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10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1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3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5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style:font-name-asian="Arial" style:font-name-complex="Arial"/>
    </style:style>
    <style:style style:name="T18" style:family="text">
      <style:text-properties style:font-name-complex="Ari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Cornice1" text:anchor-type="char" svg:y="0.176cm" svg:width="12.097cm" svg:height="4.487cm" draw:z-index="0"><draw:text-box><text:p text:style-name="P2"><text:span text:style-name="T7">Giacomo</text:span><text:span text:style-name="T8"> </text:span><text:span text:style-name="T7">Quadrio<text:line-break/><text:line-break/></text:span><text:span text:style-name="T9">Drawing</text:span><text:span text:style-name="T10"> </text:span><text:span text:style-name="T9">App</text:span></text:p></draw:text-box></draw:frame></text:p>
      <text:p text:style-name="P14"/>
      <text:p text:style-name="P14"/>
      <text:p text:style-name="P14"><text:span text:style-name="T7">Resoconto stage</text:span></text:p>
      <text:p text:style-name="P15"/>
      <text:p text:style-name="P12">Sommario</text:p>
      <text:p text:style-name="P14"><text:span text:style-name="T12"/></text:p>
      <text:p text:style-name="P14"><text:span text:style-name="T12">Il presente documento riassume le attività svolte durante la realizzazione del progetto di stage Drawing App, ponendo particolare attenzione sugli standard studiati, sulle tecnologie implementate e sul comportamento dei dispositivi mobile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5">Informazioni</text:span><text:span text:style-name="T16"> </text:span><text:span text:style-name="T15">documento</text:span></text:p>
      <text:p text:style-name="P16"/>
      <text:p text:style-name="P14"><text:span text:style-name="T13">Nome:</text:span><text:span text:style-name="T12"> resoconto_stage</text:span><text:span text:style-name="T11">_1.0.pdf</text:span></text:p>
      <text:p text:style-name="P14"><text:span text:style-name="T13">Versione:</text:span><text:span text:style-name="T12"> </text:span><text:span text:style-name="T11">1.0</text:span></text:p>
      <text:p text:style-name="P14"><text:span text:style-name="T13">Data</text:span><text:span text:style-name="T14"> </text:span><text:span text:style-name="T13">creazione:</text:span></text:p>
      <text:p text:style-name="P14"><text:span text:style-name="T13">Data</text:span><text:span text:style-name="T14"> </text:span><text:span text:style-name="T13">ultima</text:span><text:span text:style-name="T14"> </text:span><text:span text:style-name="T13">modifica:</text:span></text:p>
      <text:p text:style-name="P14"><text:span text:style-name="T13">Stato</text:span><text:span text:style-name="T14"> </text:span><text:span text:style-name="T13">del</text:span><text:span text:style-name="T14"> </text:span><text:span text:style-name="T13">documento:</text:span></text:p>
      <text:p text:style-name="P11">Distribuzione:</text:p>
      <text:p text:style-name="P25"><text:span text:style-name="T15">Registro</text:span><text:span text:style-name="T16"> </text:span><text:span text:style-name="T15">delle</text:span><text:span text:style-name="T16"> </text:span><text:span text:style-name="T15">modifiche:</text:span></text:p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8">Versione</text:p>
          </table:table-cell>
          <table:table-cell table:style-name="Tabella1.A1" office:value-type="string">
            <text:p text:style-name="P8">Data</text:p>
          </table:table-cell>
          <table:table-cell table:style-name="Tabella1.C1" office:value-type="string">
            <text:p text:style-name="P10"><text:span text:style-name="T17"><text:s/></text:span><text:span text:style-name="T18">Modifiche</text:span><text:span text:style-name="T17"> </text:span><text:span text:style-name="T18">effettuate</text:span></text:p>
          </table:table-cell>
        </table:table-row>
        <table:table-row table:style-name="Tabella1.1">
          <table:table-cell table:style-name="Tabella1.A2" office:value-type="string">
            <text:p text:style-name="P8">1.0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a lista requisiti</text:p>
          </table:table-cell>
        </table:table-row>
        <table:table-row table:style-name="Tabella1.1">
          <table:table-cell table:style-name="Tabella1.A2" office:value-type="string">
            <text:p text:style-name="P8">0.5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Terminata stesura casi d'uso</text:p>
          </table:table-cell>
        </table:table-row>
        <table:table-row table:style-name="Tabella1.1">
          <table:table-cell table:style-name="Tabella1.A2" office:value-type="string">
            <text:p text:style-name="P8">0.4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o capitolo 2.3 competitors ed iniziata stesura casi d'uso</text:p>
          </table:table-cell>
        </table:table-row>
        <table:table-row table:style-name="Tabella1.1">
          <table:table-cell table:style-name="Tabella1.A2" office:value-type="string">
            <text:p text:style-name="P8">0.3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i capitoli 2.1 e 2.2</text:p>
          </table:table-cell>
        </table:table-row>
        <table:table-row table:style-name="Tabella1.1">
          <table:table-cell table:style-name="Tabella1.A2" office:value-type="string">
            <text:p text:style-name="P8">0.2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8">0.1</text:p>
          </table:table-cell>
          <table:table-cell table:style-name="Tabella1.A2" office:value-type="string">
            <text:p text:style-name="P8"/>
          </table:table-cell>
          <table:table-cell table:style-name="Tabella1.C2" office:value-type="string">
            <text:p text:style-name="P9">Impostata struttura generale</text:p>
          </table:table-cell>
        </table:table-row>
      </table:table>
      <text:p text:style-name="P21"/>
      <text:p text:style-name="P22"><text:span text:style-name="T19">Tabella</text:span><text:span text:style-name="T20"> </text:span><text:span text:style-name="T19">1:</text:span><text:span text:style-name="T20"> </text:span><text:span text:style-name="T19">registro</text:span><text:span text:style-name="T20"> </text:span><text:span text:style-name="T19">delle</text:span><text:span text:style-name="T20"> </text:span><text:span text:style-name="T19">modifiche</text:span></text:p>
      <text:p text:style-name="P22"><text:span text:style-name="T19"/></text:p>
      <text:p text:style-name="P22"><text:span text:style-name="T19"/></text:p>
      <text:p text:style-name="P18"/>
      <text:p text:style-name="P7">Indice<text:span text:style-name="T17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20_10"/>
            <text:index-source-style text:style-name="Heading_20_10"/>
            <text:index-source-style text:style-name="Heading_20_10"/>
            <text:index-source-style text:style-name="Heading_20_10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p text:style-name="P5">1 Introduzione<text:tab/>4</text:p>
          <text:p text:style-name="P1">1.1 Scopo del documento<text:tab/>4</text:p>
          <text:p text:style-name="P1">1.2 Scopo del prodotto<text:tab/>4</text:p>
          <text:p text:style-name="P1">1.3 Glossario<text:tab/>4</text:p>
        </text:index-body>
      </text:table-of-content>
      <text:p text:style-name="P23"/>
      <text:p text:style-name="P19"/>
      <text:p text:style-name="P17"/>
      <text:h text:style-name="P6" text:outline-level="1">1 Introduzione</text:h>
      <text:h text:style-name="Heading_20_2" text:outline-level="2"><text:span text:style-name="T3">1.1 Scopo del documento</text:span></text:h>
      <text:p text:style-name="Text_20_body"><text:span text:style-name="T3"/></text:p>
      <text:h text:style-name="Heading_20_2" text:outline-level="2"><text:span text:style-name="T3">1.2 Scopo del prodotto</text:span></text:h>
      <text:p text:style-name="Text_20_body"><text:span text:style-name="T3"/></text:p>
      <text:h text:style-name="Heading_20_2" text:outline-level="2"><text:span text:style-name="T3">1.3 Glossari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Times New Roman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pecifica tecnica</text:span></text:p>
        <text:p text:style-name="MP1"><text:span text:style-name="MT1">Versione:</text:span><text:span text:style-name="MT2"> </text:span><text:span text:style-name="MT1">1.0</text:span></text:p>
        <text:p text:style-name="MP1"><text:span text:style-name="MT1">Mail:</text:span><text:span text:style-name="MT2"> </text:span><text:span text:style-name="MT1">gquadrio@gmail.com</text:span></text:p>
      </style:header>
      <style:footer>
        <text:p text:style-name="MP2">Specifica tecnica<text:tab/><text:tab/><text:span text:style-name="MT3"><text:page-number text:select-page="current">4</text:page-number></text:span><text:span text:style-name="MT4"> </text:span><text:span text:style-name="MT5">di</text:span><text:span text:style-name="MT4"> </text:span><text:span text:style-name="MT3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19T17:01:35</dc:date>
    <meta:editing-duration>PT24M42S</meta:editing-duration>
    <meta:editing-cycles>6</meta:editing-cycles>
    <meta:generator>LibreOffice/3.4$Unix LibreOffice_project/340m1$Build-402</meta:generator>
    <meta:document-statistic meta:table-count="1" meta:image-count="0" meta:object-count="0" meta:page-count="4" meta:paragraph-count="41" meta:word-count="141" meta:character-count="987" meta:non-whitespace-character-count="883"/>
  </office:meta>
</office:document-meta>
</file>